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5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2.5" calcext:value-type="float">
            <text:p>2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7:55:57.2574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3T18:13:17.825293000</dc:date>
    <meta:editing-duration>PT23H39M25S</meta:editing-duration>
    <meta:editing-cycles>7</meta:editing-cycles>
    <meta:generator>LibreOffice/4.4.5.2$MacOSX_X86_64 LibreOffice_project/a22f674fd25a3b6f45bdebf25400ed2adff0ff99</meta:generator>
    <meta:document-statistic meta:table-count="1" meta:cell-count="137" meta:object-count="0"/>
  </office:meta>
</office:document-meta>
</file>